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01cm"/>
    </style:style>
    <style:style style:name="gr4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398cm"/>
    </style:style>
    <style:style style:name="gr7" style:family="graphic" style:parent-style-name="standard">
      <style:graphic-properties draw:stroke="none" svg:stroke-color="#000000" draw:fill="none" draw:fill-color="#ffffff" fo:min-height="0.476cm"/>
    </style:style>
    <style:style style:name="gr8" style:family="graphic" style:parent-style-name="standard">
      <style:graphic-properties draw:stroke="none" svg:stroke-color="#000000" draw:fill="none" draw:fill-color="#ffffff" fo:min-height="0.397cm"/>
    </style:style>
    <style:style style:name="gr9" style:family="graphic" style:parent-style-name="objectwithoutfill">
      <style:graphic-properties svg:stroke-width="0.07cm" draw:marker-start-width="0.41cm" draw:marker-end="Arrow" draw:marker-end-width="0.51cm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width="0cm" svg:stroke-color="#000000" draw:fill="none" draw:fill-color="#ffffff" fo:min-height="0.6cm"/>
    </style:style>
    <style:style style:name="gr11" style:family="graphic" style:parent-style-name="objectwithoutfill">
      <style:graphic-properties svg:stroke-width="0.07cm" draw:marker-start-width="0.305cm" draw:marker-end="Arrow" draw:marker-end-width="0.51cm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fo:min-height="0.9cm"/>
    </style:style>
    <style:style style:name="gr14" style:family="graphic" style:parent-style-name="objectwithoutfill">
      <style:graphic-properties svg:stroke-width="0.06cm" draw:marker-start-width="0.29cm" draw:marker-end="Arrow" draw:marker-end-width="0.39cm" draw:fill="none" draw:textarea-vertical-align="middle" fo:padding-top="0.155cm" fo:padding-bottom="0.155cm" fo:padding-left="0.28cm" fo:padding-right="0.28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211cm" svg:height="6.48cm" svg:x="0.9cm" svg:y="2cm">
          <text:p/>
        </draw:rect>
        <draw:rect draw:style-name="gr2" draw:text-style-name="P2" xml:id="id1" draw:id="id1" draw:layer="layout" svg:width="5.663cm" svg:height="2.025cm" svg:x="2.134cm" svg:y="5.483cm">
          <text:p text:style-name="P1"><text:span text:style-name="T1">Counter</text:span></text:p>
        </draw:rect>
        <draw:rect draw:style-name="gr2" draw:text-style-name="P2" xml:id="id3" draw:id="id3" draw:layer="layout" svg:width="5.663cm" svg:height="0.729cm" svg:x="2.134cm" svg:y="3.701cm">
          <text:p text:style-name="P1"><text:span text:style-name="T1">Prescaler</text:span></text:p>
        </draw:rect>
        <draw:frame draw:style-name="gr3" draw:text-style-name="P3" draw:layer="layout" svg:width="6.082cm" svg:height="1.26cm" svg:x="1.924cm" svg:y="2.04cm">
          <draw:text-box>
            <text:p><text:span text:style-name="T1">Base Counter</text:span></text:p>
          </draw:text-box>
        </draw:frame>
        <draw:rect draw:style-name="gr2" draw:text-style-name="P2" xml:id="id2" draw:id="id2" draw:layer="layout" svg:width="3.566cm" svg:height="2.025cm" svg:x="9.18cm" svg:y="3.58cm">
          <text:p text:style-name="P1"><text:span text:style-name="T1">Control Logic</text:span></text:p>
        </draw:rect>
        <draw:connector draw:style-name="gr4" draw:text-style-name="P1" draw:layer="layout" svg:x1="7.797cm" svg:y1="6.495cm" svg:x2="10.963cm" svg:y2="5.605cm" draw:start-shape="id1" draw:start-glue-point="1" draw:end-shape="id2" draw:end-glue-point="2" svg:d="m7797 6495h3166v-890">
          <text:p/>
        </draw:connector>
        <draw:connector draw:style-name="gr5" draw:text-style-name="P1" draw:layer="layout" svg:x1="4.965cm" svg:y1="4.43cm" svg:x2="4.965cm" svg:y2="5.483cm" draw:start-shape="id3" draw:start-glue-point="2" draw:end-shape="id1" draw:end-glue-point="0" svg:d="m4965 4430v1053">
          <text:p/>
        </draw:connector>
        <draw:rect draw:style-name="gr1" draw:text-style-name="P1" xml:id="id9" draw:id="id9" draw:layer="layout" svg:width="13.048cm" svg:height="7.86cm" svg:x="1.5cm" svg:y="9.605cm">
          <text:p/>
        </draw:rect>
        <draw:frame draw:style-name="gr6" draw:text-style-name="P3" draw:layer="layout" svg:width="4.454cm" svg:height="0.725cm" svg:x="6.1cm" svg:y="9.5cm">
          <draw:text-box>
            <text:p><text:span text:style-name="T1">Compare Capture n</text:span></text:p>
          </draw:text-box>
        </draw:frame>
        <draw:rect draw:style-name="gr1" draw:text-style-name="P1" draw:layer="layout" svg:width="13.049cm" svg:height="7.86cm" svg:x="1.3cm" svg:y="10.2cm">
          <text:p/>
        </draw:rect>
        <draw:frame draw:style-name="gr7" draw:text-style-name="P3" draw:layer="layout" svg:width="4.452cm" svg:height="0.726cm" svg:x="5.805cm" svg:y="10.125cm">
          <draw:text-box>
            <text:p><text:span text:style-name="T1">Compare Capture ...</text:span></text:p>
          </draw:text-box>
        </draw:frame>
        <draw:rect draw:style-name="gr1" draw:text-style-name="P1" draw:layer="layout" svg:width="13.048cm" svg:height="7.859cm" svg:x="1.1cm" svg:y="10.841cm">
          <text:p/>
        </draw:rect>
        <draw:frame draw:style-name="gr8" draw:text-style-name="P3" draw:layer="layout" svg:width="4.452cm" svg:height="0.725cm" svg:x="5.319cm" svg:y="10.826cm">
          <draw:text-box>
            <text:p><text:span text:style-name="T1">Compare Capture 1</text:span></text:p>
          </draw:text-box>
        </draw:frame>
        <draw:rect draw:style-name="gr1" draw:text-style-name="P1" xml:id="id10" draw:id="id10" draw:layer="layout" svg:width="13.046cm" svg:height="7.861cm" svg:x="0.91cm" svg:y="11.462cm">
          <text:p/>
        </draw:rect>
        <draw:rect draw:style-name="gr2" draw:text-style-name="P2" xml:id="id4" draw:id="id4" draw:layer="layout" svg:width="4.246cm" svg:height="2.026cm" svg:x="8.84cm" svg:y="12.35cm">
          <text:p text:style-name="P1"><text:span text:style-name="T1">Control Logic</text:span></text:p>
        </draw:rect>
        <draw:frame draw:style-name="gr6" draw:text-style-name="P3" draw:layer="layout" svg:width="4.454cm" svg:height="0.725cm" svg:x="4.946cm" svg:y="11.4cm">
          <draw:text-box>
            <text:p><text:span text:style-name="T1">Compare Capture 0</text:span></text:p>
          </draw:text-box>
        </draw:frame>
        <draw:rect draw:style-name="gr2" draw:text-style-name="P2" xml:id="id5" draw:id="id5" draw:layer="layout" svg:width="4.246cm" svg:height="2.026cm" svg:x="8.84cm" svg:y="15.349cm">
          <text:p text:style-name="P1"><text:span text:style-name="T1">Waveform </text:span></text:p>
          <text:p text:style-name="P1"><text:span text:style-name="T1">Generation</text:span></text:p>
        </draw:rect>
        <draw:connector draw:style-name="gr5" draw:text-style-name="P1" draw:layer="layout" svg:x1="10.963cm" svg:y1="14.376cm" svg:x2="10.963cm" svg:y2="15.349cm" draw:start-shape="id4" draw:start-glue-point="2" draw:end-shape="id5" svg:d="m10963 14376v973">
          <text:p/>
        </draw:connector>
        <draw:rect draw:style-name="gr2" draw:text-style-name="P2" xml:id="id6" draw:id="id6" draw:layer="layout" svg:width="4.143cm" svg:height="0.729cm" svg:x="2.894cm" svg:y="15.006cm">
          <text:p text:style-name="P1"><text:span text:style-name="T1">CC0</text:span></text:p>
        </draw:rect>
        <draw:connector draw:style-name="gr5" draw:text-style-name="P1" draw:layer="layout" svg:x1="7.037cm" svg:y1="15.37cm" svg:x2="8.84cm" svg:y2="16.362cm" draw:start-shape="id6" draw:start-glue-point="1" draw:end-shape="id5" draw:end-glue-point="3" svg:d="m7037 15370h902v992h901">
          <text:p/>
        </draw:connector>
        <draw:rect draw:style-name="gr2" draw:text-style-name="P4" xml:id="id7" draw:id="id7" draw:layer="layout" svg:width="4.143cm" svg:height="0.729cm" svg:x="2.894cm" svg:y="18.166cm">
          <text:p text:style-name="P1"><text:span text:style-name="T2">=</text:span></text:p>
        </draw:rect>
        <draw:connector draw:style-name="gr5" draw:text-style-name="P1" draw:layer="layout" svg:x1="4.965cm" svg:y1="15.735cm" svg:x2="4.965cm" svg:y2="18.166cm" draw:start-shape="id6" draw:start-glue-point="2" draw:end-shape="id7" draw:end-glue-point="0" svg:d="m4965 15735v2431">
          <text:p/>
        </draw:connector>
        <draw:connector draw:style-name="gr5" draw:text-style-name="P1" draw:layer="layout" svg:x1="7.037cm" svg:y1="18.53cm" svg:x2="10.963cm" svg:y2="17.375cm" draw:start-shape="id7" draw:start-glue-point="1" draw:end-shape="id5" draw:end-glue-point="2" svg:d="m7037 18530h3926v-1155">
          <text:p/>
        </draw:connector>
        <draw:line draw:style-name="gr5" draw:text-style-name="P1" draw:layer="layout" svg:x1="10.95cm" svg:y1="18.32cm" svg:x2="10.96cm" svg:y2="20.338cm">
          <text:p/>
        </draw:line>
        <draw:connector draw:style-name="gr5" draw:text-style-name="P1" draw:layer="layout" svg:x1="4.965cm" svg:y1="7.508cm" svg:x2="4.965cm" svg:y2="15.006cm" draw:start-shape="id1" draw:start-glue-point="2" draw:end-shape="id6" draw:end-glue-point="0" svg:d="m4965 7508v7498">
          <text:p/>
        </draw:connector>
        <draw:connector draw:style-name="gr5" draw:text-style-name="P1" draw:layer="layout" svg:x1="9.18cm" svg:y1="4.592cm" svg:x2="7.797cm" svg:y2="4.065cm" draw:start-shape="id2" draw:start-glue-point="3" draw:end-shape="id3" draw:end-glue-point="1" svg:d="m9180 4592h-691v-527h-692">
          <text:p/>
        </draw:connector>
        <draw:line draw:style-name="gr9" draw:text-style-name="P1" xml:id="id8" draw:id="id8" draw:layer="layout" svg:x1="17cm" svg:y1="2.7cm" svg:x2="14.2cm" svg:y2="2.7cm">
          <text:p/>
        </draw:line>
        <draw:frame draw:style-name="gr10" draw:text-style-name="P3" draw:layer="layout" svg:width="2.5cm" svg:height="0.85cm" svg:x="14.8cm" svg:y="1.8cm">
          <draw:text-box>
            <text:p><text:span text:style-name="T1">GCLK_TC</text:span></text:p>
          </draw:text-box>
        </draw:frame>
        <draw:connector draw:style-name="gr5" draw:text-style-name="P2" draw:layer="layout" svg:x1="14.2cm" svg:y1="2.7cm" svg:x2="4.965cm" svg:y2="3.701cm" draw:start-shape="id8" draw:start-glue-point="3" draw:end-shape="id3" draw:end-glue-point="0" svg:d="m14200 2700h-9235v1001">
          <text:p/>
        </draw:connector>
        <draw:line draw:style-name="gr5" draw:text-style-name="P2" draw:layer="layout" svg:x1="10.963cm" svg:y1="2.7cm" svg:x2="10.963cm" svg:y2="3.6cm">
          <text:p/>
        </draw:line>
        <draw:connector draw:style-name="gr11" draw:text-style-name="P2" draw:layer="layout" svg:x1="15.6cm" svg:y1="2.7cm" svg:x2="14.548cm" svg:y2="13.535cm" draw:start-shape="id8" draw:start-glue-point="0" draw:end-shape="id9" draw:end-glue-point="1" svg:d="m15600 2700v10835h-1052">
          <text:p/>
        </draw:connector>
        <draw:line draw:style-name="gr5" draw:text-style-name="P2" draw:layer="layout" svg:x1="12.1cm" svg:y1="17.4cm" svg:x2="12.1cm" svg:y2="20.4cm">
          <text:p/>
        </draw:line>
        <draw:connector draw:style-name="gr12" draw:text-style-name="P2" draw:layer="layout" svg:x1="13.956cm" svg:y1="15.392cm" svg:x2="13.956cm" svg:y2="15.392cm" draw:start-shape="id10" draw:end-shape="id10" svg:d="">
          <text:p/>
        </draw:connector>
        <draw:connector draw:style-name="gr5" draw:text-style-name="P2" draw:layer="layout" draw:line-skew="-0.681cm -0.377cm" svg:x1="4.965cm" svg:y1="15.006cm" svg:x2="2.894cm" svg:y2="18.53cm" draw:start-shape="id6" draw:start-glue-point="0" draw:end-shape="id7" draw:end-glue-point="3" svg:d="m4965 15006v-1206h-2973v4730h902">
          <text:p/>
        </draw:connector>
        <draw:line draw:style-name="gr5" draw:text-style-name="P2" draw:layer="layout" svg:x1="11.8cm" svg:y1="3.6cm" svg:x2="11.8cm" svg:y2="0.7cm">
          <text:p/>
        </draw:line>
        <draw:frame draw:style-name="gr13" draw:text-style-name="P3" draw:layer="layout" svg:width="3.4cm" svg:height="1.199cm" svg:x="7.2cm" svg:y="19.7cm">
          <draw:text-box>
            <text:p><text:span text:style-name="T1">Interrupt/</text:span></text:p>
            <text:p><text:span text:style-name="T1">Event Channel</text:span></text:p>
          </draw:text-box>
        </draw:frame>
        <draw:frame draw:style-name="gr13" draw:text-style-name="P3" draw:layer="layout" svg:width="3.5cm" svg:height="1.199cm" svg:x="12.1cm" svg:y="0.3cm">
          <draw:text-box>
            <text:p><text:span text:style-name="T1">Interrupt/</text:span></text:p>
            <text:p><text:span text:style-name="T1">Event Channel</text:span></text:p>
          </draw:text-box>
        </draw:frame>
        <draw:frame draw:style-name="gr13" draw:text-style-name="P3" draw:layer="layout" svg:width="2.4cm" svg:height="1.15cm" svg:x="12.3cm" svg:y="19.55cm">
          <draw:text-box>
            <text:p><text:span text:style-name="T1">WOx Out</text:span></text:p>
          </draw:text-box>
        </draw:frame>
        <draw:line draw:style-name="gr14" draw:text-style-name="P2" draw:layer="layout" svg:x1="11.7cm" svg:y1="6.5cm" svg:x2="11.7cm" svg:y2="5.6cm">
          <text:p/>
        </draw:line>
        <draw:line draw:style-name="gr15" draw:text-style-name="P2" xml:id="id11" draw:id="id11" draw:layer="layout" svg:x1="11.7cm" svg:y1="7cm" svg:x2="11.7cm" svg:y2="6.5cm">
          <text:p/>
        </draw:line>
        <draw:connector draw:style-name="gr5" draw:text-style-name="P2" draw:layer="layout" draw:line-skew="-0.675cm" svg:x1="11.7cm" svg:y1="7cm" svg:x2="10.963cm" svg:y2="12.35cm" draw:start-shape="id11" draw:start-glue-point="2" draw:end-shape="id4" svg:d="m11700 7000v2000h-737v3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4T12:12:56.28</meta:creation-date>
    <dc:date>2013-01-15T08:38:10.43</dc:date>
    <meta:editing-duration>P4DT20H8M10S</meta:editing-duration>
    <meta:editing-cycles>5</meta:editing-cycles>
    <meta:generator>OpenOffice.org/3.4.1$Win32 OpenOffice.org_project/341m1$Build-9593</meta:generator>
    <meta:document-statistic meta:object-count="41"/>
  </office:meta>
</office:document-meta>
</file>